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83510457930656102" text:style-name="WWNum1">
        <text:list-item>
          <text:p text:style-name="P2">Hangi verinin kişisel veri olduğu DOMAIN yapısı altında tutulacak</text:p>
        </text:list-item>
      </text:list>
      <text:p text:style-name="List_20_Paragraph"/>
      <text:list xml:id="list31502449" text:continue-numbering="true" text:style-name="WWNum1">
        <text:list-item>
          <text:p text:style-name="P1">Kişi ile yapılan tüm iletişim kayıtları bir tabloda tutulacak. Bu tabloda 2 negatif,2 pozitif yönde veri ve bu verilerin iki yönü olacak bizden kişiye gönderilen onay mail/SMS bilgisi (Tarih ,Kişi, Uygulama gibi ) ya da kişiden bize gelen onay/ret bilgileri</text:p>
          <text:list>
            <text:list-item>
              <text:p text:style-name="P1">Reklam Almak istemiyorum (-)</text:p>
            </text:list-item>
            <text:list-item>
              <text:p text:style-name="P1">Kişisel Verilerimin Silinmesini İstiyorum (-)</text:p>
            </text:list-item>
            <text:list-item>
              <text:p text:style-name="P1">Reklam almayı kabul ediyorum (+)</text:p>
            </text:list-item>
            <text:list-item>
              <text:p text:style-name="P1">Kişisel verilerimin saklanmasını kabul ediyorum (+)</text:p>
            </text:list-item>
          </text:list>
        </text:list-item>
        <text:list-item>
          <text:p text:style-name="P1">Destek tablosunda “Bilgilendirme maili gönderilsin “kontrolü bulunacak, eğer bu kontrol atılı ise sistemde (BAST88, CRMT01 veya BAST02) yeni bir kişi kaydı oluşturulduysa ve oluşturulan kişi kaydında DOMAIN yapısında kişisel veri olarak belirtilmiş alanlar varsa sistem tarafından otomatik bilgilendirme yapılacak (E-Mail, SMS). Her yeni veri girişinde onay varmı yok mu kontrol edip yoksa mail atıcaz…</text:p>
        </text:list-item>
        <text:list-item>
          <text:p text:style-name="P1">Aydınlatma metni doc modülündeki standar mail şablonlamalarla <text:s/>ilişkilendirelecek.</text:p>
        </text:list-item>
        <text:list-item>
          <text:p text:style-name="P1">Crmt03 e daha önce bilgilendirilmiş bilgilendirilmemiş <text:s/>yanıt dönmüş dönmemiş.</text:p>
        </text:list-item>
        <text:list-item>
          <text:p text:style-name="P1">Onay mailinden gelen veriler belirli bir XML formatında sistemden EDI yöntemi ile içeri alınacak ya da kişi bu onay / reddi şahsi olarak yaptıysa sistemde geliştirilecek olan komponent ile bu veri manuel olarak kullanıcı tarafından girilebilecek.</text:p>
        </text:list-item>
        <text:list-item>
          <text:p text:style-name="P1">Bir kişi birden fazla aynı veri için onay / ret verebilir. (ör.01.06.2018 tarihinde reklam maili almayı onaylayıp, 01.09.2018 tarihinde reddetmiş olabilir.) Bu tür kayıtlar için son yapmış olduğu Onay/Ret geçerli kabul edilecektir. (Head-Item tablo yapısında tutulacak)</text:p>
        </text:list-item>
        <text:list-item>
          <text:p text:style-name="P1">Yapılan komponent extantion ile çağırılabilecek</text:p>
        </text:list-item>
        <text:list-item>
          <text:p text:style-name="P1"><text:s/>EDI protokolünden otomatik olarak veri güncellemesi yapılabileceği gibi manuel olarak da veri girişi yapılabilecek.</text:p>
        </text:list-item>
        <text:list-item>
          <text:p text:style-name="P1">Baş vurular 30 gün içinde çözülecek. Bunlar negatif başvuruluar veya düzeltme istekleri. Talebiniz 30 gün içinde sonuçlanacaktır maili atılacak ve bunları süzen ve kontrol eden 30 gün geçmemesi için rapor lazım.(crmt03?)</text:p>
        </text:list-item>
        <text:list-item>
          <text:p text:style-name="P1">Silinme yani maskeleme olayı için eksta statüler lazım 30 gün bilgilendirmesi yapıldı süreç başladı gibi bir statü olacak . O komponent alanından maskele diye bir butonla da bu işi yapabiliriz veya <text:s/>toplu search ettiğimiz ekrandan toplu biir şekilde de yapabiliriz.</text:p>
        </text:list-item>
      </text:list>
      <text:p text:style-name="List_20_Paragraph">Bu tarz işlemlerin <text:s/>beklendiğini ve bittiğini de ana tabloda tutmamız lazım.</text:p>
      <text:list xml:id="list31514429" text:continue-numbering="true" text:style-name="WWNum1">
        <text:list-item>
          <text:p text:style-name="P1">Verimi sil yöntemi sistem içinde maskelemeyle yapılacak.</text:p>
        </text:list-item>
        <text:list-item>
          <text:p text:style-name="P1">Bu tablolar yaratıldıktan sonra eskiden yolladığımız reklam mailleri statulaerinin de o kişiler için buraya taşımak lazım.<text:bookmark text:name="_GoBack"/></text:p>
        </text:list-item>
      </text:list>
      <text:p text:style-name="List_20_Paragraph"/>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tr" fo:country="T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ULAY</meta:initial-creator>
    <dc:creator>METEHAN</dc:creator>
    <meta:editing-cycles>3</meta:editing-cycles>
    <meta:creation-date>2018-06-29T06:56:00</meta:creation-date>
    <dc:date>2018-06-29T06:59:00</dc:date>
    <meta:editing-duration>PT3S</meta:editing-duration>
    <meta:generator>OpenOffice/4.1.5$Win32 OpenOffice.org_project/415m1$Build-9789</meta:generator>
    <meta:document-statistic meta:table-count="0" meta:image-count="0" meta:object-count="0" meta:page-count="1" meta:paragraph-count="18" meta:word-count="353" meta:character-count="24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